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4,429,023,435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0,483,806,01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8,083,597,512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7,263,090,547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1,386,896,487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0,204,783,461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8,169,902,669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7,474,380,566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3,956,163,076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6,410,909,090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5,854,274,228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1,054,350,978.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1,570,076,498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7,003,459,863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4,435,700,533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1,771,975,156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9,557,031,605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,362,398,701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7,958,852,838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,533,788,133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,166,275,467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527,926,445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,975,248,85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1:27.531256527</dc:date>
    <meta:editing-duration>PT4H13M24S</meta:editing-duration>
    <meta:editing-cycles>92</meta:editing-cycles>
    <meta:generator>LibreOffice/7.2.6.2$Linux_X86_64 LibreOffice_project/20$Build-2</meta:generator>
    <meta:document-statistic meta:table-count="1" meta:cell-count="48" meta:object-count="0"/>
  </office:meta>
</office:document-meta>
</file>